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30bbd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30bbd" style:font-size-asian="16pt" style:font-size-complex="16pt"/>
    </style:style>
    <style:style style:name="T1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language="en" fo:country="US" fo:font-style="italic" style:text-underline-style="solid" style:text-underline-width="auto" style:text-underline-color="font-color" fo:font-weight="bold" fo:background-color="#ffffff" loext:char-shading-value="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3" style:family="text">
      <style:text-properties fo:color="#000000" loext:opacity="100%" style:font-name="Times New Roman" fo:language="en" fo:country="US" fo:font-style="italic" style:text-underline-style="solid" style:text-underline-width="auto" style:text-underline-color="font-color" fo:font-weight="bold" fo:background-color="#ffffff" loext:char-shading-value="0" style:font-style-asian="italic" style:font-weight-asian="bold" style:font-name-complex="Times New Roman1" style:font-style-complex="italic" style:font-weight-complex="bold"/>
    </style:style>
    <style:style style:name="T4" style:family="text">
      <style:text-properties fo:color="#000000" loext:opacity="100%" style:font-name="Times New Roman" fo:background-color="#ffffff" loext:char-shading-value="0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XI</text:span></text:p>
      <text:p text:style-name="P2"><text:span text:style-name="T4">Январский мороз окутывал улицы, разрисовывая окна. Солнце было уже высоко, но лучи его уже не несли тепла, как в осенние деньки. Черная машина остановилась у большого загородного дома. Вышедший водитель осторожно открыл заднюю дверь. На снег, прихрамывая, ступил молодой человек в блестящих ботинках. Очутившись на морозе, Александр уткнулся в воротник и поспешил в дом, а следом за ним водитель тащил вещи. Хромая, Алехин ступил на порог, осматривая родные стены. </text:span></text:p>
      <text:p text:style-name="P2"><text:span text:style-name="T4">–Ну что, бандит, как ты? – усмехнулся Павел, спускаясь со второго этажа. </text:span></text:p>
      <text:p text:style-name="P2"><text:span text:style-name="T4">–Да вроде подлатали меня, отец. Нога только еще болит немного, но ничего, жить буду. </text:span></text:p>
      <text:p text:style-name="P2"><text:span text:style-name="T4">–Ну хоть чувство юмора с тобой, это радует. Оно тебе пригодится. Теперь ты будешь под постоянным надзором. Хватит уже. Знаю, каково тебе, я и сам был таким и попадал в такие приключения. Врагов у нашей семьи много и поэтому тебе нужен телохранитель и тот, кто заодно твоим воспитанием займется. Но Джейн и Евгений, думаю, уж не будут заниматься этим, поэтому я займусь поиском такого человека. </text:span></text:p>
      <text:p text:style-name="P2"><text:span text:style-name="T4">–Отец, постой. А может быть это будет Настя? Она спасла меня от тех ублюдков. Да и вообще, они играли нечестно. Впятером на одного, еще и с битами и оружием. </text:span></text:p>
      <text:p text:style-name="P2"><text:span text:style-name="T4">–Если бы не она, тебя могло бы и не быть уже. Ну что ж, поговори с ней, а я поговорю с ее родителями. А пока иди к матери, она уже заждалась твоего приезда. </text:span></text:p>
      <text:p text:style-name="P2"><text:soft-page-break/><text:span text:style-name="T4">–Да, хорошо, – ответил Александр и удалился. </text:span></text:p>
      <text:p text:style-name="P2"><text:span text:style-name="T4">Разговор Даши с сыном длился долго и был очень тяжелым и серьезным. Женщина то плакала, то говорила строго, то переходила на нежности, но вот освободившись, Алехин направился в сторону комнаты Насти и осторожно постучал. Девушка открыла спустя несколько секунд с полотенцем на голове и недовольным видом, но увидев его, тут же улыбнулась и, осмотревшись по сторонам, как будто опасаясь лишних глаз и ушей, затащила Александра в комнату. </text:span></text:p>
      <text:p text:style-name="P2"><text:span text:style-name="T4">–Ну привет, – скромно сказал он. </text:span></text:p>
      <text:p text:style-name="P2"><text:span text:style-name="T4">–Здравствуй, здравствуй. Садись, чего стоишь то, – ответила серьезно девушка. </text:span></text:p>
      <text:p text:style-name="P2"><text:span text:style-name="T4">–Насть, спасибо тебе за то, что спасла меня. Я так тебе благодарен. </text:span></text:p>
      <text:p text:style-name="P2"><text:span text:style-name="T4">–Да ладно, пустяки. Сам-то ты как? Алина тут с ума сходила, пока тебя не было, ждала тебя. Прошло почти 3 месяца, как тебя увезли в Лондон. </text:span></text:p>
      <text:p text:style-name="P2"><text:span text:style-name="T4">–Ой, многое я там пережил, но вот вроде сейчас все хорошо. Вроде почти восстановился, на правую ногу хромой только. </text:span></text:p>
      <text:p text:style-name="P2"><text:span text:style-name="T4">–Ну ничего, до свадьбы заживет, – усмехнулась та. </text:span></text:p>
      <text:p text:style-name="P2"><text:span text:style-name="T4">–Слушай, а у меня к тебе будет просьба, – начал было тот.</text:span></text:p>
      <text:p text:style-name="P2"><text:span text:style-name="T4">–Не, не, не, я больше ни в каких делах между вами не участвую. Сам как-нибудь, – резко сказала девушка. </text:span></text:p>
      <text:p text:style-name="P2"><text:span text:style-name="T4">–Да нет же, не эта. Насть, я хочу, чтобы ты стала моим наставником и телохранителем при необходимости, как бы странно это ни звучало. </text:span></text:p>
      <text:p text:style-name="P2"><text:span text:style-name="T4">–Прогибаться под тебя? Ну нееет, таким я точно заниматься не буду. – девушка задумалась и вздохнула. – Хотя надо же кому-то тебе мозги вправить на место. Ладно, но тогда занятия не пропускать. </text:span><text:soft-page-break/><text:span text:style-name="T4">Встретимся завтра в 18:00 в зале фехтования. Я дам тебе первые уроки. Выходные четверг, вторник суббота. С Алиной я поговорю об этом, не переживай, – строго сказала девушка. </text:span></text:p>
      <text:p text:style-name="P2"><text:span text:style-name="T4">–Спасибо тебе большое! </text:span></text:p>
      <text:p text:style-name="P2"><text:span text:style-name="T4">–Иди уже отсюда, мне переодеться надо. </text:span></text:p>
      <text:p text:style-name="P2"><text:span text:style-name="T4">Александр кивнул и удалился, а Настя продолжила приводить себя в порядок. </text:span></text:p>
      <text:p text:style-name="P2"><text:span text:style-name="T4">После истории, произошедшей несколько месяцев назад, Эдуард быстро встал на ноги. Банду его приговорили к тюремному заключению, а самому ему удалось остаться на свободе. На улице уже была ночь, когда он шел по темному переулку домой. Вот уже фонарь тускло освещал выход, как вдруг раздался свист, и парень почувствовал колющую боль в шее, и, поводив рукой, нащупал и выдернул из кожи небольшой дротик. Тут же дыхание перехватило и, задыхаясь и кашляя, он рухнул на землю. Из темноты вышла девушка в черном пальто, джинсах и берцах. Сложив арбалет и убрав его в рюкзак, Алена осторожно забрала дротик и негромко произнесла: «Ты ошибся, а ошибки не прощают. Свидетели никому не нужны!» Легким движением накинув капюшон, девушка быстрым шагом удалилась прочь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27:13.280000000</meta:creation-date>
    <dc:date>2022-05-15T20:27:33.543000000</dc:date>
    <meta:editing-duration>PT20S</meta:editing-duration>
    <meta:editing-cycles>1</meta:editing-cycles>
    <meta:document-statistic meta:table-count="0" meta:image-count="0" meta:object-count="0" meta:page-count="3" meta:paragraph-count="23" meta:word-count="620" meta:character-count="3857" meta:non-whitespace-character-count="3229"/>
    <meta:generator>LibreOffice/7.2.2.2$Windows_X86_64 LibreOffice_project/02b2acce88a210515b4a5bb2e46cbfb63fe97d56</meta:generator>
  </office:meta>
</office:document-meta>
</file>